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gradient" draw:fill-gradient-name="Gradient_20_50" draw:textarea-horizontal-align="justify" draw:textarea-vertical-align="middle" draw:auto-grow-height="false" fo:min-height="1.215cm" fo:min-width="1.09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33333" draw:marker-start-width="0.279cm" draw:marker-end-width="0.279cm" draw:fill="gradient" draw:fill-gradient-name="Gradient_20_34" draw:textarea-horizontal-align="justify" draw:textarea-vertical-align="middle" draw:auto-grow-height="false" fo:min-height="1.215cm" fo:min-width="1.09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33333" draw:marker-start-width="0.279cm" draw:marker-end-width="0.279cm" draw:fill="solid" draw:fill-color="#666666" draw:textarea-horizontal-align="justify" draw:textarea-vertical-align="middle" draw:auto-grow-height="false" fo:min-height="1.215cm" fo:min-width="1.094cm" fo:padding-top="0.151cm" fo:padding-bottom="0.151cm" fo:padding-left="0.276cm" fo:padding-right="0.276cm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53cm" svg:stroke-color="#333333" draw:marker-start-width="0.279cm" draw:marker-end-width="0.279cm" draw:fill="gradient" draw:fill-gradient-name="Gradient_20_34" draw:textarea-horizontal-align="justify" draw:textarea-vertical-align="middle" draw:auto-grow-height="false" fo:min-height="1.163cm" fo:min-width="1.04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333333" draw:marker-start-width="0.279cm" draw:marker-end-width="0.279cm" draw:fill="solid" draw:fill-color="#666666" draw:textarea-horizontal-align="justify" draw:textarea-vertical-align="middle" draw:auto-grow-height="false" fo:min-height="1.163cm" fo:min-width="1.04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50"/>
      <style:paragraph-properties fo:text-align="center"/>
    </style:style>
    <style:style style:name="P3" style:family="paragraph">
      <loext:graphic-properties draw:fill="gradient" draw:fill-gradient-name="Gradient_20_34"/>
      <style:paragraph-properties fo:text-align="center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94cm" svg:height="1.465cm" svg:x="0.937cm" svg:y="0.1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94cm" svg:height="1.465cm" svg:x="2.537cm" svg:y="0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94cm" svg:height="1.465cm" svg:x="0.937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94cm" svg:height="1.465cm" svg:x="2.537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2.621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2.622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4.067cm 0.5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4.137cm" svg:y="0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4.222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5.667cm 0.5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5.194cm 1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5.737cm" svg:y="0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5.822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6.794cm 1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5.737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5.822cm 2.4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7.267cm 1.9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6.794cm 2.8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6.275cm" svg:y="1.5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4.137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4.222cm 2.4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5.667cm 1.9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5.194cm 2.8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4.675cm" svg:y="1.5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4.137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-1.5707963267949) translate (5.667cm 1.9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4.675cm" svg:y="1.5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5.737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5.822cm 2.4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6.794cm 2.8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6.275cm" svg:y="1.5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2.621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2.622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4.067cm 0.5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4.222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5.667cm 0.5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5.194cm 1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5.822cm 1.0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6.794cm 1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0.943cm" svg:y="2.9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-1.5707963267949) translate (2.473cm 3.4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2cm 4.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2.543cm" svg:y="2.9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2.628cm 3.9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3.6cm 4.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.594cm" svg:height="1.465cm" svg:x="4.143cm" svg:y="2.9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-1.5707963267949) translate (2.473cm 3.4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2cm 4.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2.628cm 3.9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3.14159265358979) translate (3.6cm 4.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0.943cm" svg:y="4.4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-1.5707963267949) translate (2.473cm 4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1.481cm" svg:y="4.4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2.543cm" svg:y="4.4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2.628cm 5.4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4.073cm 4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3.081cm" svg:y="4.4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4.143cm" svg:y="4.4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4.228cm 5.4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5.673cm 4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2.473cm 4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1.481cm" svg:y="4.4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2.628cm 5.4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4.073cm 4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3.081cm" svg:y="4.4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1.5707963267949) translate (4.228cm 5.4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draw:transform="rotate (-1.5707963267949) translate (5.673cm 4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5.744cm" svg:y="2.9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-3.14159265358979) translate (6.801cm 4.3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6.282cm" svg:y="3.0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94cm" svg:height="1.465cm" svg:x="5.745cm" svg:y="4.4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4cm" svg:height="0.192cm" draw:transform="rotate (1.5707963267949) translate (5.83cm 5.3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4cm" svg:height="0.192cm" svg:x="6.283cm" svg:y="4.4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4" draw:display-name="Gradient 34" draw:style="linear" draw:start-color="#eeeeee" draw:end-color="#cccccc" draw:start-intensity="100%" draw:end-intensity="100%" draw:angle="300" draw:border="0%"/>
    <draw:gradient draw:name="Gradient_20_50" draw:display-name="Gradient 50" draw:style="linear" draw:start-color="#f6f9d4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2-13T18:33:12.069933054</dc:date>
    <meta:editing-duration>PT12M19S</meta:editing-duration>
    <meta:editing-cycles>4</meta:editing-cycles>
    <meta:generator>LibreOffice/6.4.7.2$Linux_X86_64 LibreOffice_project/40$Build-2</meta:generator>
    <meta:document-statistic meta:object-count="73"/>
  </office:meta>
</office:document-meta>
</file>